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2681in" fo:margin-left="0.0007in" fo:margin-top="0in" fo:margin-bottom="0in" table:align="left" style:writing-mode="page"/>
    </style:style>
    <style:style style:name="Table1.A" style:family="table-column">
      <style:table-column-properties style:column-width="1.7361in"/>
    </style:style>
    <style:style style:name="Table1.B" style:family="table-column">
      <style:table-column-properties style:column-width="4.5319in"/>
    </style:style>
    <style:style style:name="Table1.1" style:family="table-row">
      <style:table-row-properties fo:keep-together="auto"/>
    </style:style>
    <style:style style:name="Table1.A1" style:family="table-cell">
      <style:table-cell-properties fo:background-color="#2e74b5" fo:padding-left="0.0833in" fo:padding-right="0.0833in" fo:padding-top="0.0556in" fo:padding-bottom="0.0556in" fo:border="0.1pt solid #cccccc">
        <style:background-image/>
      </style:table-cell-properties>
    </style:style>
    <style:style style:name="Table1.A2" style:family="table-cell">
      <style:table-cell-properties fo:background-color="#ebf3fb" fo:padding-left="0.0833in" fo:padding-right="0.0833in" fo:padding-top="0.0556in" fo:padding-bottom="0.0556in" fo:border="0.1pt solid #cccccc">
        <style:background-image/>
      </style:table-cell-properties>
    </style:style>
    <style:style style:name="Table1.A3" style:family="table-cell">
      <style:table-cell-properties fo:background-color="#ffffff" fo:padding-left="0.0833in" fo:padding-right="0.0833in" fo:padding-top="0.0556in" fo:padding-bottom="0.0556in" fo:border="0.1pt solid #cccccc">
        <style:background-image/>
      </style:table-cell-properties>
    </style:style>
    <style:style style:name="Table2" style:family="table">
      <style:table-properties style:width="6.2681in" fo:margin-left="0.0007in" fo:margin-top="0in" fo:margin-bottom="0in" table:align="left" style:writing-mode="page"/>
    </style:style>
    <style:style style:name="Table2.A" style:family="table-column">
      <style:table-column-properties style:column-width="0.8326in"/>
    </style:style>
    <style:style style:name="Table2.B" style:family="table-column">
      <style:table-column-properties style:column-width="1.1111in"/>
    </style:style>
    <style:style style:name="Table2.C" style:family="table-column">
      <style:table-column-properties style:column-width="4.3243in"/>
    </style:style>
    <style:style style:name="Table2.1" style:family="table-row">
      <style:table-row-properties fo:keep-together="auto"/>
    </style:style>
    <style:style style:name="Table2.A1" style:family="table-cell">
      <style:table-cell-properties fo:background-color="#1f3864" fo:padding-left="0.0833in" fo:padding-right="0.0833in" fo:padding-top="0.0556in" fo:padding-bottom="0.0556in" fo:border="0.1pt solid #cccccc">
        <style:background-image/>
      </style:table-cell-properties>
    </style:style>
    <style:style style:name="Table2.A2" style:family="table-cell">
      <style:table-cell-properties fo:background-color="#ebf3fb" fo:padding-left="0.0833in" fo:padding-right="0.0833in" fo:padding-top="0.0556in" fo:padding-bottom="0.0556in" fo:border="0.1pt solid #cccccc">
        <style:background-image/>
      </style:table-cell-properties>
    </style:style>
    <style:style style:name="Table2.A3" style:family="table-cell">
      <style:table-cell-properties fo:background-color="#ffffff" fo:padding-left="0.0833in" fo:padding-right="0.0833in" fo:padding-top="0.0556in" fo:padding-bottom="0.0556in" fo:border="0.1pt solid #cccccc">
        <style:background-image/>
      </style:table-cell-properties>
    </style:style>
    <style:style style:name="P1" style:family="paragraph" style:parent-style-name="Standard">
      <style:paragraph-properties fo:margin-top="0.5in" fo:margin-bottom="0.1665in" style:contextual-spacing="false" fo:text-align="center" style:justify-single-word="false"/>
      <style:text-properties style:font-name="Arial" fo:font-size="16pt" fo:font-weight="bold" style:font-name-asian="Arial2" style:font-size-asian="16pt" style:font-weight-asian="bold" style:font-name-complex="Arial2" style:font-size-complex="16pt" style:font-weight-complex="bold"/>
    </style:style>
    <style:style style:name="P2" style:family="paragraph" style:parent-style-name="Standard">
      <style:paragraph-properties fo:margin-top="0in" fo:margin-bottom="0.0835in" style:contextual-spacing="false" fo:text-align="center" style:justify-single-word="false"/>
    </style:style>
    <style:style style:name="P3" style:family="paragraph" style:parent-style-name="Standard">
      <style:paragraph-properties fo:margin-top="0in" fo:margin-bottom="0.0835in" style:contextual-spacing="false" fo:text-align="center" style:justify-single-word="false"/>
      <style:text-properties style:font-name="Arial" fo:font-size="13pt" fo:font-weight="bold" style:font-name-asian="Arial2" style:font-size-asian="13pt" style:font-weight-asian="bold" style:font-name-complex="Arial2" style:font-size-complex="13pt" style:font-weight-complex="bold"/>
    </style:style>
    <style:style style:name="P4" style:family="paragraph" style:parent-style-name="Standard">
      <style:paragraph-properties fo:margin-top="0in" fo:margin-bottom="0.0555in" style:contextual-spacing="false"/>
    </style:style>
    <style:style style:name="P5" style:family="paragraph" style:parent-style-name="Standard">
      <style:paragraph-properties fo:margin-top="0in" fo:margin-bottom="0.0555in" style:contextual-spacing="false" fo:text-align="center" style:justify-single-word="false"/>
      <style:text-properties style:font-name="Arial" fo:font-size="11pt" officeooo:paragraph-rsid="000c2f97" style:font-name-asian="Arial2" style:font-size-asian="11pt" style:font-name-complex="Arial2" style:font-size-complex="11pt"/>
    </style:style>
    <style:style style:name="P6" style:family="paragraph" style:parent-style-name="Standard">
      <style:paragraph-properties fo:margin-top="0in" fo:margin-bottom="0.0555in" style:contextual-spacing="false" fo:text-align="center" style:justify-single-word="false"/>
      <style:text-properties style:font-name="Arial" fo:font-size="11pt" style:font-name-asian="Arial2" style:font-size-asian="11pt" style:font-name-complex="Arial2" style:font-size-complex="11pt"/>
    </style:style>
    <style:style style:name="P7" style:family="paragraph" style:parent-style-name="Standard">
      <style:paragraph-properties fo:margin-top="0in" fo:margin-bottom="0.0555in" style:contextual-spacing="false" fo:text-align="center" style:justify-single-word="false"/>
      <style:text-properties style:font-name="Arial" fo:font-size="11pt" officeooo:rsid="000c2f97" officeooo:paragraph-rsid="000c2f97" style:font-name-asian="Arial2" style:font-size-asian="11pt" style:font-name-complex="Arial2" style:font-size-complex="11pt"/>
    </style:style>
    <style:style style:name="P8" style:family="paragraph" style:parent-style-name="Heading_20_1">
      <style:paragraph-properties fo:margin-top="0in" fo:margin-bottom="0.1252in" style:contextual-spacing="false" fo:break-before="page"/>
    </style:style>
    <style:style style:name="P9" style:family="paragraph" style:parent-style-name="Standard">
      <style:paragraph-properties fo:margin-top="0in" fo:margin-bottom="0.0835in" style:contextual-spacing="false" fo:text-align="justify" style:justify-single-word="false" loext:word-spacing-minimum="75%" loext:word-spacing-maximum="133%"/>
    </style:style>
    <style:style style:name="P10" style:family="paragraph" style:parent-style-name="List_20_Paragraph" style:list-style-name="WWNum2">
      <style:paragraph-properties fo:margin-top="0in" fo:margin-bottom="0.0555in" style:contextual-spacing="false"/>
    </style:style>
    <style:style style:name="P11" style:family="paragraph" style:parent-style-name="Heading_20_1">
      <style:paragraph-properties fo:margin-top="0in" fo:margin-bottom="0.1252in" style:contextual-spacing="false"/>
      <style:text-properties style:font-name="Arial" fo:font-size="14pt" fo:font-weight="bold" style:font-name-asian="Arial2" style:font-size-asian="14pt" style:font-weight-asian="bold" style:font-name-complex="Arial2" style:font-size-complex="14pt" style:font-weight-complex="bold"/>
    </style:style>
    <style:style style:name="P12" style:family="paragraph" style:parent-style-name="List_20_Paragraph" style:list-style-name="WWNum3">
      <style:paragraph-properties fo:margin-top="0in" fo:margin-bottom="0.0555in" style:contextual-spacing="false"/>
    </style:style>
    <style:style style:name="P13" style:family="paragraph" style:parent-style-name="Heading_20_1">
      <style:paragraph-properties fo:margin-top="0in" fo:margin-bottom="0.1252in" style:contextual-spacing="false"/>
    </style:style>
    <style:style style:name="P14" style:family="paragraph" style:parent-style-name="Standard">
      <style:paragraph-properties fo:margin-top="0in" fo:margin-bottom="0.0417in" style:contextual-spacing="false"/>
    </style:style>
    <style:style style:name="P15" style:family="paragraph" style:parent-style-name="Standard">
      <style:paragraph-properties fo:margin-top="0.3335in" fo:margin-bottom="0in" style:contextual-spacing="false" fo:text-align="left" style:justify-single-word="false"/>
    </style:style>
    <style:style style:name="P16" style:family="paragraph" style:parent-style-name="Standard">
      <style:paragraph-properties fo:text-align="left" style:justify-single-word="false"/>
    </style:style>
    <style:style style:name="P17" style:family="paragraph" style:parent-style-name="List_20_Paragraph" style:list-style-name="WWNum4">
      <style:paragraph-properties fo:margin-left="0.5in" fo:margin-top="0in" fo:margin-bottom="0.0693in" style:contextual-spacing="false" fo:text-indent="-0.25in" style:auto-text-indent="false"/>
    </style:style>
    <style:style style:name="T1" style:family="text">
      <style:text-properties officeooo:rsid="000c2f97"/>
    </style:style>
    <style:style style:name="T2" style:family="text">
      <style:text-properties style:font-name="Arial" fo:font-size="13pt" fo:font-weight="bold" style:font-name-asian="Arial2" style:font-size-asian="13pt" style:font-weight-asian="bold" style:font-name-complex="Arial2" style:font-size-complex="13pt" style:font-weight-complex="bold"/>
    </style:style>
    <style:style style:name="T3" style:family="text">
      <style:text-properties officeooo:rsid="000d8789"/>
    </style:style>
    <style:style style:name="T4" style:family="text">
      <style:text-properties style:font-name="Arial" fo:font-size="14pt" fo:font-weight="bold" style:font-name-asian="Arial2" style:font-size-asian="14pt" style:font-weight-asian="bold" style:font-name-complex="Arial2" style:font-size-complex="14pt" style:font-weight-complex="bold"/>
    </style:style>
    <style:style style:name="T5" style:family="text">
      <style:text-properties style:font-name="Arial" fo:font-size="12pt" fo:font-weight="bold" style:font-name-asian="Arial2" style:font-size-asian="12pt" style:font-weight-asian="bold" style:font-name-complex="Arial2" style:font-size-complex="12pt" style:font-weight-complex="bold"/>
    </style:style>
    <style:style style:name="T6" style:family="text">
      <style:text-properties style:font-name="Arial" fo:font-size="11pt" style:font-name-asian="Arial2" style:font-size-asian="11pt" style:font-name-complex="Arial2" style:font-size-complex="11pt"/>
    </style:style>
    <style:style style:name="T7" style:family="text">
      <style:text-properties style:font-name="Arial" fo:font-size="11pt" fo:font-weight="bold" style:font-name-asian="Arial2" style:font-size-asian="11pt" style:font-weight-asian="bold" style:font-name-complex="Arial2" style:font-size-complex="11pt" style:font-weight-complex="bold"/>
    </style:style>
    <style:style style:name="T8"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9" style:family="text">
      <style:text-properties style:font-name="Arial" fo:font-size="10pt" fo:font-weight="bold" style:font-name-asian="Arial2" style:font-size-asian="10pt" style:font-weight-asian="bold" style:font-name-complex="Arial2" style:font-size-complex="10pt" style:font-weight-complex="bold"/>
    </style:style>
    <style:style style:name="T10" style:family="text">
      <style:text-properties style:font-name="Arial" fo:font-size="10pt" style:font-name-asian="Arial2" style:font-size-asian="10pt" style:font-name-complex="Arial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rega <text:span text:style-name="T1">2</text:span></text:p>
      <text:p text:style-name="P1"/>
      <text:p text:style-name="P2"><text:span text:style-name="T2">Detección de Picos Emocionales en Llamadas de Call Center</text:span></text:p>
      <text:p text:style-name="P3">mediante Análisis Paralingüístico y Machine Learning</text:p>
      <text:p text:style-name="P3"/>
      <text:p text:style-name="P4"/>
      <text:p text:style-name="P5">Estudiante:</text:p>
      <text:p text:style-name="P5">Daniel Giraldo Valencia</text:p>
      <text:p text:style-name="P6"/>
      <text:p text:style-name="P6"/>
      <text:p text:style-name="P5">Tutor:</text:p>
      <text:p text:style-name="P5">Juan David Correa</text:p>
      <text:p text:style-name="P6"/>
      <text:p text:style-name="P6"/>
      <text:p text:style-name="P5">Programa:</text:p>
      <text:p text:style-name="P5">Ingeniería de Sistemas</text:p>
      <text:p text:style-name="P6"/>
      <text:p text:style-name="P6"/>
      <text:p text:style-name="P5">Fecha:</text:p>
      <text:p text:style-name="P5"><text:span text:style-name="T3">26</text:span> de Febrero 2026</text:p>
      <text:p text:style-name="P6"/>
      <text:p text:style-name="P6"/>
      <text:p text:style-name="P7">Repositorio:</text:p>
      <text:p text:style-name="P7"><text:a xlink:type="simple" xlink:href="https://github.com/PirrY/Desviaci-nesEmocionalesAudio" text:style-name="Internet_20_link" text:visited-style-name="Visited_20_Internet_20_Link">https://github.com/PirrY/Desviaci-nesEmocionalesAudio</text:a></text:p>
      <text:p text:style-name="P7"/>
      <text:p text:style-name="Standard"/>
      <text:h text:style-name="P8" text:outline-level="1"><text:span text:style-name="T4">1. INTRODUCCIÓN</text:span></text:h>
      <text:h text:style-name="Heading_20_2" text:outline-level="2"><text:span text:style-name="T5">1.1 Contexto y Problemática</text:span></text:h>
      <text:p text:style-name="P9"><text:span text:style-name="T6">Los call centers procesan llamadas que pueden extenderse por más de una hora. La evaluación de calidad actualmente requiere que supervisores escuchen llamadas completas para identificar momentos críticos de escalamiento emocional. Este proceso es extremadamente ineficiente: una llamada de 90 minutos requiere 90 minutos de análisis, limitando severamente la cobertura de evaluación y perdiendo oportunidades de identificar momentos críticos de aprendizaje.</text:span></text:p>
      <text:p text:style-name="P9"><text:span text:style-name="T6">El análisis de sentimiento basado en texto pierde información valiosa contenida en cómo se dice algo. Características como tono de voz, velocidad del habla, y tensión vocal revelan estados emocionales que el contenido textual no captura, especialmente en casos de sarcasmo, ansiedad encubierta, o frustración contenida.</text:span></text:p>
      <text:p text:style-name="P4"/>
      <text:h text:style-name="Heading_20_2" text:outline-level="2"><text:span text:style-name="T5">1.2 Objetivos</text:span></text:h>
      <text:p text:style-name="P9"><text:span text:style-name="T7">Objetivo General:</text:span></text:p>
      <text:p text:style-name="P9"><text:span text:style-name="T6">Desarrollar un sistema automatizado de detección de picos emocionales en llamadas de call center basado en análisis de características paralingüísticas del habla.</text:span></text:p>
      <text:p text:style-name="P4"/>
      <text:p text:style-name="P9"><text:span text:style-name="T7">Objetivos Específicos:</text:span></text:p>
      <text:list text:style-name="WWNum2">
        <text:list-item text:start-value="1">
          <text:p text:style-name="P10"><text:span text:style-name="T6">Implementar flujo de trabajo de extracción de características acústicas relevantes</text:span></text:p>
        </text:list-item>
        <text:list-item>
          <text:p text:style-name="P10"><text:span text:style-name="T6">Evaluar métodos de cómputo de líneas base acústicas individualizadas para la normalización de características paralingüísticas</text:span></text:p>
        </text:list-item>
        <text:list-item>
          <text:p text:style-name="P10"><text:span text:style-name="T6">Implementar y comparar algoritmos de detección de anomalías para identificar picos emocionales en señales acústicas</text:span></text:p>
        </text:list-item>
        <text:list-item>
          <text:p text:style-name="P10"><text:span text:style-name="T6">Construir un sistema de detección de picos emocionales que integre algoritmos de detección de anomalías y clasificación de valencia emocional</text:span></text:p>
        </text:list-item>
        <text:list-item>
          <text:p text:style-name="P10"><text:span text:style-name="T6">Validar el sistema con llamadas reales y anotaciones de expertos</text:span></text:p>
        </text:list-item>
      </text:list>
      <text:h text:style-name="P11" text:outline-level="1"/>
      <text:h text:style-name="P11" text:outline-level="1">2. MARCO TEÓRICO</text:h>
      <text:h text:style-name="Heading_20_2" text:outline-level="2"><text:span text:style-name="T5">2.1 Análisis Paralingüístico</text:span></text:h>
      <text:p text:style-name="P9"><text:span text:style-name="T6">El análisis paralingüístico estudia elementos de comunicación vocal más allá del contenido lingüístico: tono, ritmo, volumen, y calidad vocal. Estas características transportan información sobre el estado emocional del hablante.</text:span></text:p>
      <text:p text:style-name="P4"/>
      <table:table table:name="Table1" table:style-name="Table1">
        <table:table-column table:style-name="Table1.A"/>
        <table:table-column table:style-name="Table1.B"/>
        <table:table-row table:style-name="Table1.1">
          <table:table-cell table:style-name="Table1.A1" office:value-type="string">
            <text:p text:style-name="Standard"><text:span text:style-name="T8">Característica</text:span></text:p>
          </table:table-cell>
          <table:table-cell table:style-name="Table1.A1" office:value-type="string">
            <text:p text:style-name="Standard"><text:span text:style-name="T8">Implicaciones Emocionales</text:span></text:p>
          </table:table-cell>
        </table:table-row>
        <table:table-row table:style-name="Table1.1">
          <table:table-cell table:style-name="Table1.A2" office:value-type="string">
            <text:p text:style-name="Standard"><text:span text:style-name="T9">Pitch (F0)</text:span></text:p>
          </table:table-cell>
          <table:table-cell table:style-name="Table1.A2" office:value-type="string">
            <text:p text:style-name="Standard"><text:span text:style-name="T10">Se eleva con emociones de alta activación y desciende con baja activación.</text:span></text:p>
          </table:table-cell>
        </table:table-row>
        <table:table-row table:style-name="Table1.1">
          <table:table-cell table:style-name="Table1.A3" office:value-type="string">
            <text:p text:style-name="Standard"><text:span text:style-name="T9">Intensidad</text:span></text:p>
          </table:table-cell>
          <table:table-cell table:style-name="Table1.A3" office:value-type="string">
            <text:p text:style-name="Standard"><text:span text:style-name="T10">Aumenta con activación emocional y estrés comunicativo.</text:span></text:p>
          </table:table-cell>
        </table:table-row>
        <table:table-row table:style-name="Table1.1">
          <table:table-cell table:style-name="Table1.A2" office:value-type="string">
            <text:p text:style-name="Standard"><text:span text:style-name="T9">Tasa de habla</text:span></text:p>
          </table:table-cell>
          <table:table-cell table:style-name="Table1.A2" office:value-type="string">
            <text:p text:style-name="Standard"><text:span text:style-name="T10">Se acelera con ansiedad, se ralentiza con tristeza o depresión.</text:span></text:p>
          </table:table-cell>
        </table:table-row>
        <table:table-row table:style-name="Table1.1">
          <table:table-cell table:style-name="Table1.A3" office:value-type="string">
            <text:p text:style-name="Standard"><text:span text:style-name="T9">Jitter/Shimmer</text:span></text:p>
          </table:table-cell>
          <table:table-cell table:style-name="Table1.A3" office:value-type="string">
            <text:p text:style-name="Standard"><text:span text:style-name="T10">Variaciones microtemporales que aumentan con tensión emocional y física.</text:span></text:p>
          </table:table-cell>
        </table:table-row>
        <text:soft-page-break/>
        <table:table-row table:style-name="Table1.1">
          <table:table-cell table:style-name="Table1.A2" office:value-type="string">
            <text:p text:style-name="Standard"><text:span text:style-name="T9">MFCCs (Coeficientes Cepstrales en la Escala Mel)</text:span></text:p>
          </table:table-cell>
          <table:table-cell table:style-name="Table1.A2" office:value-type="string">
            <text:p text:style-name="Standard"><text:span text:style-name="T10">Capturan timbre vocal, útiles para caracterización holística del estado emocional.</text:span></text:p>
          </table:table-cell>
        </table:table-row>
      </table:table>
      <text:p text:style-name="P4"/>
      <text:h text:style-name="Heading_20_2" text:outline-level="2"><text:span text:style-name="T5">2.2 Concepto de Línea Base Emocional</text:span></text:h>
      <text:p text:style-name="P9"><text:span text:style-name="T6">La alta variabilidad inter-individual hace necesario establecer una referencia personalizada para cada hablante. El baseline emocional individual representa el estado neutral de esa persona específica. Los picos se detectan como desviaciones significativas respecto a esta baseline, no respecto a umbrales absolutos, permitiendo adaptación a las características únicas de cada voz.</text:span></text:p>
      <text:p text:style-name="P4"/>
      <text:h text:style-name="Heading_20_2" text:outline-level="2"><text:span text:style-name="T5">2.3 Machine Learning para Detección de Emociones</text:span></text:h>
      <text:list text:style-name="WWNum3">
        <text:list-item text:start-value="1">
          <text:p text:style-name="P12"><text:span text:style-name="T6">Detección estadística: Z-scores y umbrales sobre desviaciones de la línea base emocional</text:span></text:p>
        </text:list-item>
        <text:list-item>
          <text:p text:style-name="P12"><text:span text:style-name="T6">Métodos clásicos: SVM, Random Forest, Isolation Forest para detección de anomalías</text:span></text:p>
        </text:list-item>
      </text:list>
      <text:p text:style-name="P4"/>
      <text:h text:style-name="Heading_20_2" text:outline-level="2"><text:span text:style-name="T5">2.4 Revisión de Antecedentes</text:span></text:h>
      <text:p text:style-name="P9"><text:span text:style-name="T7">2.4.1 Contexto del Problema en Call Centers</text:span></text:p>
      <text:p text:style-name="P9"><text:span text:style-name="T6">Los call centers constituyen entornos de alta carga emocional donde miles de interacciones diarias pueden derivar en picos críticos de ira, frustración o ansiedad, tanto en clientes como en agentes. La evaluación manual de la calidad sigue siendo el estándar dominante en la industria, pero implica que un supervisor dedique tiempo real completo a cada grabación —una llamada de 90 minutos exige exactamente 90 minutos de análisis—, lo que limita la cobertura a un porcentaje mínimo del total de llamadas. Esta brecha ha motivado la investigación en sistemas automáticos de detección de escalamiento emocional. Feng y Devillers (2023) proponen un sistema extremo a extremo de reconocimiento continuo de emociones en conversaciones reales de call centers de servicio al cliente, evidenciando que los modelos entrenados con datos espontáneos superan consistentemente a los entrenados con habla actuada [1].</text:span></text:p>
      <text:p text:style-name="P9"><text:span text:style-name="T6">El análisis basado exclusivamente en texto transcrito resulta insuficiente para capturar estados emocionales encubiertos. El sarcasmo, la ansiedad contenida o la frustración sutil son difícilmente detectables desde el contenido léxico, pero se manifiestan con claridad en características acústicas como la elevación del pitch, la aceleración de la tasa de habla o el incremento en las variaciones de jitter y shimmer [3][12]. Esta limitación del enfoque textual fundamenta la necesidad de incorporar el análisis paralingüístico como capa complementaria o alternativa.</text:span></text:p>
      <text:p text:style-name="P4"/>
      <text:p text:style-name="P9"><text:span text:style-name="T7">2.4.2 Características Acústicas para la Detección de Emociones</text:span></text:p>
      <text:p text:style-name="P9"><text:span text:style-name="T6">El análisis paralingüístico se apoya en un conjunto de características acústicas que han demostrado sensibilidad ante cambios en el estado emocional del hablante. La frecuencia fundamental (F0 o pitch) es uno de los correlatos acústicos más estudiados: incrementos sostenidos en F0 se asocian con emociones de alta activación como ira o miedo, mientras que descensos se correlacionan con tristeza o calma [3][12]. La intensidad o energía de la señal sigue un patrón similar, aumentando marcadamente durante episodios de estrés o frustración comunicativa.</text:span></text:p>
      <text:p text:style-name="P9"><text:soft-page-break/><text:span text:style-name="T6">Las métricas de calidad vocal jitter y shimmer miden perturbaciones microtemporales en la periodicidad del ciclo glótico. Zhang et al. (2023) demostraron en un estudio IEEE que estas características capturan diferencias prosódicas significativas entre muestras de voz naturales y sintéticas, evidenciando que el shimmer presenta mayor variación dinámica bajo condiciones de alta carga emocional [14]. Lian et al. (2023) confirman que jitter y shimmer, junto con la razón armónico-ruido (HNR), son características de calidad vocal indispensables que capturan la aspereza y la ronquera asociadas con el habla ansiosa o de alta activación emocional [12]. Por su parte, los Coeficientes Cepstrales en la Escala Mel (MFCCs) capturan el timbre vocal de manera holística y han sido ampliamente utilizados como representación de entrada para clasificadores de emociones [3][5].</text:span></text:p>
      <text:p text:style-name="P9"><text:span text:style-name="T6">El conjunto de características eGeMAPS (extended Geneva Minimalistic Acoustic Parameter Set) representa una selección estandarizada diseñada para aplicaciones de reconocimiento de emociones en voz. Wagner et al. (2023) demostraron en IEEE Transactions on Pattern Analysis and Machine Intelligence que arquitecturas basadas en transformadores combinadas con eGeMAPS logran cerrar la brecha de valencia en reconocimiento de emociones en habla espontánea, estableciendo un nuevo estado del arte en el campo [6].</text:span></text:p>
      <text:p text:style-name="P4"/>
      <text:p text:style-name="P9"><text:span text:style-name="T7">2.4.3 Normalización por Hablante y Línea Base Emocional</text:span></text:p>
      <text:p text:style-name="P9"><text:span text:style-name="T6">Uno de los desafíos centrales en el reconocimiento de emociones en voz es la alta variabilidad inter-hablante: dos personas expresando el mismo nivel de activación emocional pueden producir señales acústicas con rangos de F0 o intensidad completamente distintos. Esta variabilidad hace ineficaces los umbrales absolutos y justifica el uso de baselines personalizadas. Gat et al. (2022) proponen en ICASSP un método de normalización por hablante para sistemas de reconocimiento de emociones basados en auto-supervisión, demostrando que la normalización de características a nivel de hablante mejora significativamente el desempeño en tareas de reconocimiento de emociones sobre habla espontánea [7].</text:span></text:p>
      <text:p text:style-name="P9"><text:span text:style-name="T6">En el contexto de llamadas de call center, los tres métodos de baseline más estudiados son: (1) baseline de inicio, calculada a partir de los primeros dos a cinco minutos de la llamada, asumiendo un estado inicial más neutro; (2) baseline por mediana global, más robusta ante valores atípicos iniciales; y (3) baseline adaptativa con ventana deslizante, que actualiza la referencia de forma continua y se adapta a cambios de estado prolongados durante la llamada. La elección entre estos métodos representa una de las decisiones de diseño clave del sistema propuesto en este proyecto, y su comparación constituye uno de los objetivos específicos de la investigación [3][7].</text:span></text:p>
      <text:p text:style-name="P4"/>
      <text:p text:style-name="P9"><text:span text:style-name="T7">2.4.4 Algoritmos de Machine Learning para Detección de Picos</text:span></text:p>
      <text:p text:style-name="P9"><text:span text:style-name="T6">La detección de picos emocionales puede formularse como un problema de detección de anomalías sobre series temporales multivariadas de características acústicas. El enfoque estadístico basado en Z-scores calcula la desviación de cada ventana temporal respecto a la baseline del hablante, marcando como pico toda observación que supere un umbral definido en términos de desviaciones estándar. Este método es computacionalmente liviano e interpretable, pero asume distribuciones aproximadamente gaussianas y no captura dependencias entre características [3][9].</text:span></text:p>
      <text:p text:style-name="P9"><text:span text:style-name="T6">Los métodos de machine learning ofrecen mayor capacidad de generalización. Xu et al. (2023) proponen Deep Isolation Forest en IEEE Transactions on Knowledge and Data Engineering, demostrando que las extensiones basadas en redes neuronales del Isolation Forest clásico superan a los métodos lineales en la detección de anomalías en espacios de alta dimensión, lo que resulta directamente aplicable a la detección de picos en el espacio multivariado de features acústicas [8]. Nath et al. (2024) realizan un análisis comparativo de algoritmos de machine learning para reconocimiento de emociones en voz, reportando que </text:span><text:soft-page-break/><text:span text:style-name="T6">Random Forest ofrece un balance favorable entre interpretabilidad y precisión en tareas de clasificación de valencia emocional [9]. Jha et al. (2022) evalúan técnicas de machine learning para reconocimiento de emociones usando características paralingüísticas, incluyendo SVM, Random Forest y k-NN sobre features prosódicas y espectrales, concluyendo que la combinación de features es más robusta que cualquier grupo individual [3].</text:span></text:p>
      <text:p text:style-name="P9"><text:span text:style-name="T6">Gao et al. (2024) presentan en ICASSP un enfoque de fine-tuning en dos etapas con adaptadores para reconocimiento de emociones en voz, que mejora la eficiencia de la transferencia de conocimiento desde modelos pre-entrenados hacia dominios específicos como call centers [2]. Este tipo de estrategia resulta especialmente relevante cuando el corpus de llamadas reales disponible para validación es limitado en tamaño.</text:span></text:p>
      <text:p text:style-name="P4"/>
      <text:p text:style-name="P9"><text:span text:style-name="T7">2.4.5 Datasets y Validación Experimental</text:span></text:p>
      <text:p text:style-name="P9"><text:span text:style-name="T6">La selección del dataset de entrenamiento y validación tiene un impacto determinante en la capacidad de generalización del sistema. RAVDESS (Ryerson Audio-Visual Database of Emotional Speech and Song) es un corpus actuado con actores profesionales que graban enunciados en múltiples categorías emocionales, ampliamente utilizado como benchmark. Abdelhamid et al. (2022) reportan en IEEE Access que un clasificador CNN+LSTM entrenado sobre RAVDESS con optimización por búsqueda fractal estocástica alcanza precisiones superiores al 85% en condiciones controladas, aunque el rendimiento cae al aplicarse a habla espontánea sin adaptación de dominio [5].</text:span></text:p>
      <text:p text:style-name="P9"><text:span text:style-name="T6">IEMOCAP (Interactive Emotional Dyadic Motion Capture) ofrece conversaciones elicitadas en escenarios de actuación improvisada, con mayor proximidad al habla natural. Wagner et al. (2023) utilizan IEMOCAP como benchmark principal para demostrar el cierre de la brecha de valencia mediante modelos de transformador, estableciendo resultados de referencia para la comunidad [6]. De Lope y Graña (2023) presentan en Neurocomputing una revisión continua del estado del arte en reconocimiento de emociones en voz, analizando la evolución de los datasets y los algoritmos desde enfoques clásicos hasta arquitecturas profundas, señalando que la generalización a dominios espontáneos sigue siendo el principal reto abierto [10].</text:span></text:p>
      <text:p text:style-name="P9"><text:span text:style-name="T6">Grósz et al. (2022) presentan sistemas paralingüísticos basados en Wav2Vec 2.0 para reconocimiento de emociones vocalizadas en el marco del challenge ACM Multimedia 2022, demostrando que los embeddings pre-entrenados de auto-supervisión transfieren eficazmente a tareas paralingüísticas con datos limitados [13]. Khare et al. (2024) ofrecen en Information Fusion una revisión sistemática de una década de sistemas de reconocimiento de emociones con inteligencia artificial, subrayando que la combinación de características acústicas clásicas con representaciones aprendidas es actualmente la estrategia de mayor rendimiento en escenarios reales [11].</text:span></text:p>
      <text:p text:style-name="P4"/>
      <text:h text:style-name="P13" text:outline-level="1"><text:span text:style-name="T4">3. Cronograma de Objetivos</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8">Semana</text:span></text:p>
          </table:table-cell>
          <table:table-cell table:style-name="Table2.A1" office:value-type="string">
            <text:p text:style-name="Standard"><text:span text:style-name="T8">Entrega</text:span></text:p>
          </table:table-cell>
          <table:table-cell table:style-name="Table2.A1" office:value-type="string">
            <text:p text:style-name="Standard"><text:span text:style-name="T8">Objetivos</text:span></text:p>
          </table:table-cell>
        </table:table-row>
        <table:table-row table:style-name="Table2.1">
          <table:table-cell table:style-name="Table2.A2" office:value-type="string">
            <text:p text:style-name="Standard"><text:span text:style-name="T9">1</text:span></text:p>
          </table:table-cell>
          <table:table-cell table:style-name="Table2.A2" office:value-type="string">
            <text:p text:style-name="Standard"><text:span text:style-name="T9">0</text:span></text:p>
          </table:table-cell>
          <table:table-cell table:style-name="Table2.A2" office:value-type="string">
            <text:p text:style-name="P14"><text:span text:style-name="T10">• Configurar entorno de desarrollo.</text:span></text:p>
            <text:p text:style-name="P14"><text:span text:style-name="T10">• Instalar y probar herramientas de extracción de audio.</text:span></text:p>
            <text:p text:style-name="P14"><text:span text:style-name="T10">• Descargar dataset inicial.</text:span></text:p>
            <text:p text:style-name="P14"><text:span text:style-name="T10">• Completar documento 0</text:span></text:p>
          </table:table-cell>
        </table:table-row>
        <table:table-row table:style-name="Table2.1">
          <table:table-cell table:style-name="Table2.A3" office:value-type="string">
            <text:p text:style-name="Standard"><text:span text:style-name="T9">2</text:span></text:p>
          </table:table-cell>
          <table:table-cell table:style-name="Table2.A3" office:value-type="string">
            <text:p text:style-name="Standard"/>
          </table:table-cell>
          <table:table-cell table:style-name="Table2.A3" office:value-type="string">
            <text:p text:style-name="P14"><text:span text:style-name="T10">• Implementar script básico de extracción de características acústicas</text:span></text:p>
            <text:p text:style-name="P14"><text:span text:style-name="T10">• Crear función de segmentación de audio en ventanas temporales</text:span></text:p>
            <text:p text:style-name="P14"><text:span text:style-name="T10">• Probar extracción en 3-5 llamadas de muestra</text:span></text:p>
          </table:table-cell>
        </table:table-row>
        <text:soft-page-break/>
        <table:table-row table:style-name="Table2.1">
          <table:table-cell table:style-name="Table2.A2" office:value-type="string">
            <text:p text:style-name="Standard"><text:span text:style-name="T9">3</text:span></text:p>
          </table:table-cell>
          <table:table-cell table:style-name="Table2.A2" office:value-type="string">
            <text:p text:style-name="Standard"><text:span text:style-name="T9">1</text:span></text:p>
          </table:table-cell>
          <table:table-cell table:style-name="Table2.A2" office:value-type="string">
            <text:p text:style-name="P14"><text:span text:style-name="T10">• Implementar cálculo de Jitter y Shimmer.</text:span></text:p>
            <text:p text:style-name="P14"><text:span text:style-name="T10">• Crear pipeline completo de preprocesamiento de audio.</text:span></text:p>
            <text:p text:style-name="P14"><text:span text:style-name="T10">• Desarrollar módulo de visualización de características extraídas.</text:span></text:p>
            <text:p text:style-name="P14"><text:span text:style-name="T10">• Finalizar documento 1.</text:span></text:p>
            <text:p text:style-name="P14"><text:span text:style-name="T10">• Definir resultados esperados concretos.</text:span></text:p>
          </table:table-cell>
        </table:table-row>
        <table:table-row table:style-name="Table2.1">
          <table:table-cell table:style-name="Table2.A3" office:value-type="string">
            <text:p text:style-name="Standard"><text:span text:style-name="T9">4</text:span></text:p>
          </table:table-cell>
          <table:table-cell table:style-name="Table2.A3" office:value-type="string">
            <text:p text:style-name="Standard"><text:span text:style-name="T9">2</text:span></text:p>
          </table:table-cell>
          <table:table-cell table:style-name="Table2.A3" office:value-type="string">
            <text:p text:style-name="P14"><text:span text:style-name="T10">• Implementar función de cálculo de base emocional individual.</text:span></text:p>
            <text:p text:style-name="P14"><text:span text:style-name="T10">• Crear sistema de anotación temporal para marcar segmentos emocionales.</text:span></text:p>
            <text:p text:style-name="P14"><text:span text:style-name="T10">• Redactar sección de antecedentes.</text:span></text:p>
            <text:p text:style-name="P14"><text:span text:style-name="T10">• Aplicar formato IEEE a todas las referencias.</text:span></text:p>
            <text:p text:style-name="P14"><text:span text:style-name="T10">• Integrar revisión bibliográfica IEEE (12+ citas recientes).</text:span></text:p>
          </table:table-cell>
        </table:table-row>
        <table:table-row table:style-name="Table2.1">
          <table:table-cell table:style-name="Table2.A2" office:value-type="string">
            <text:p text:style-name="Standard"><text:span text:style-name="T9">5</text:span></text:p>
          </table:table-cell>
          <table:table-cell table:style-name="Table2.A2" office:value-type="string">
            <text:p text:style-name="Standard"/>
          </table:table-cell>
          <table:table-cell table:style-name="Table2.A2" office:value-type="string">
            <text:p text:style-name="P14"><text:span text:style-name="T10">• Implementar detector de anomalías usando Z-scores sobre baseline.</text:span></text:p>
            <text:p text:style-name="P14"><text:span text:style-name="T10">• Desarrollar algoritmos de detección de picos con ventanas deslizantes.</text:span></text:p>
            <text:p text:style-name="P14"><text:span text:style-name="T10">• Crear función de suavizado de señales para reducir falsos positivos.</text:span></text:p>
            <text:p text:style-name="P14"><text:span text:style-name="T10">• Expandir el marco teórico.</text:span></text:p>
          </table:table-cell>
        </table:table-row>
        <table:table-row table:style-name="Table2.1">
          <table:table-cell table:style-name="Table2.A3" office:value-type="string">
            <text:p text:style-name="Standard"><text:span text:style-name="T9">6</text:span></text:p>
          </table:table-cell>
          <table:table-cell table:style-name="Table2.A3" office:value-type="string">
            <text:p text:style-name="Standard"><text:span text:style-name="T9">3</text:span></text:p>
          </table:table-cell>
          <table:table-cell table:style-name="Table2.A3" office:value-type="string">
            <text:p text:style-name="P14"><text:span text:style-name="T10">• Implementar clasificador binario para valencia emocional.</text:span></text:p>
            <text:p text:style-name="P14"><text:span text:style-name="T10">• Entrenar modelo inicial con dataset público.</text:span></text:p>
            <text:p text:style-name="P14"><text:span text:style-name="T10">• Implementar validación cruzada para evaluar modelo.</text:span></text:p>
            <text:p text:style-name="P14"><text:span text:style-name="T10">• Redactar Área Problemática completa.</text:span></text:p>
          </table:table-cell>
        </table:table-row>
        <table:table-row table:style-name="Table2.1">
          <table:table-cell table:style-name="Table2.A2" office:value-type="string">
            <text:p text:style-name="Standard"><text:span text:style-name="T9">7</text:span></text:p>
          </table:table-cell>
          <table:table-cell table:style-name="Table2.A2" office:value-type="string">
            <text:p text:style-name="Standard"><text:span text:style-name="T9">4</text:span></text:p>
          </table:table-cell>
          <table:table-cell table:style-name="Table2.A2" office:value-type="string">
            <text:p text:style-name="P14"><text:span text:style-name="T10">• Optimizar hiperparámetros del clasificador.</text:span></text:p>
            <text:p text:style-name="P14"><text:span text:style-name="T10">• Implementar Isolation Forest como método alternativo de detección.</text:span></text:p>
            <text:p text:style-name="P14"><text:span text:style-name="T10">• Crear pipeline completo.</text:span></text:p>
            <text:p text:style-name="P14"><text:span text:style-name="T10">• Desarrollar sistema de etiquetado temporal de picos detectados.</text:span></text:p>
            <text:p text:style-name="P14"><text:span text:style-name="T10">• Redactar Metodología completa con diagramas.</text:span></text:p>
          </table:table-cell>
        </table:table-row>
        <table:table-row table:style-name="Table2.1">
          <table:table-cell table:style-name="Table2.A3" office:value-type="string">
            <text:p text:style-name="Standard"><text:span text:style-name="T9">8</text:span></text:p>
          </table:table-cell>
          <table:table-cell table:style-name="Table2.A3" office:value-type="string">
            <text:p text:style-name="Standard"/>
          </table:table-cell>
          <table:table-cell table:style-name="Table2.A3" office:value-type="string">
            <text:p text:style-name="P14"><text:span text:style-name="T10">• Conseguir llamadas reales de call center.</text:span></text:p>
            <text:p text:style-name="P14"><text:span text:style-name="T10">• Implementar módulo de separación de canales.</text:span></text:p>
            <text:p text:style-name="P14"><text:span text:style-name="T10">• Crear sistema de exportación de timestamps de picos detectados.</text:span></text:p>
          </table:table-cell>
        </table:table-row>
        <table:table-row table:style-name="Table2.1">
          <table:table-cell table:style-name="Table2.A2" office:value-type="string">
            <text:p text:style-name="Standard"><text:span text:style-name="T9">9</text:span></text:p>
          </table:table-cell>
          <table:table-cell table:style-name="Table2.A2" office:value-type="string">
            <text:p text:style-name="Standard"><text:span text:style-name="T9">5</text:span></text:p>
          </table:table-cell>
          <table:table-cell table:style-name="Table2.A2" office:value-type="string">
            <text:p text:style-name="P14"><text:span text:style-name="T10">• Realizar experimentos con llamadas reales.</text:span></text:p>
            <text:p text:style-name="P14"><text:span text:style-name="T10">• Ajustar umbrales de detección según feedback inicial.</text:span></text:p>
            <text:p text:style-name="P14"><text:span text:style-name="T10">• Redactar Referente teórico completo.</text:span></text:p>
          </table:table-cell>
        </table:table-row>
        <table:table-row table:style-name="Table2.1">
          <table:table-cell table:style-name="Table2.A3" office:value-type="string">
            <text:p text:style-name="Standard"><text:span text:style-name="T9">10</text:span></text:p>
          </table:table-cell>
          <table:table-cell table:style-name="Table2.A3" office:value-type="string">
            <text:p text:style-name="Standard"/>
          </table:table-cell>
          <table:table-cell table:style-name="Table2.A3" office:value-type="string">
            <text:p text:style-name="P14"><text:span text:style-name="T10">• Ejecutar batería completa de pruebas con dataset final.</text:span></text:p>
            <text:p text:style-name="P14"><text:span text:style-name="T10">• Generar todos los resultados experimentales.</text:span></text:p>
            <text:p text:style-name="P14"><text:span text:style-name="T10">• Crear gráficos y tablas de resultados.</text:span></text:p>
            <text:p text:style-name="P14"><text:span text:style-name="T10">• Comenzar redacción de sección Resultados.</text:span></text:p>
          </table:table-cell>
        </table:table-row>
        <table:table-row table:style-name="Table2.1">
          <table:table-cell table:style-name="Table2.A2" office:value-type="string">
            <text:p text:style-name="Standard"><text:span text:style-name="T9">11</text:span></text:p>
          </table:table-cell>
          <table:table-cell table:style-name="Table2.A2" office:value-type="string">
            <text:p text:style-name="Standard"><text:span text:style-name="T9">6</text:span></text:p>
          </table:table-cell>
          <table:table-cell table:style-name="Table2.A2" office:value-type="string">
            <text:p text:style-name="P14"><text:span text:style-name="T10">• Optimizar código final y limpieza.</text:span></text:p>
            <text:p text:style-name="P14"><text:span text:style-name="T10">• Documentar código.</text:span></text:p>
            <text:p text:style-name="P14"><text:span text:style-name="T10">• Preparar demos y ejemplos de uso del sistema.</text:span></text:p>
          </table:table-cell>
        </table:table-row>
        <table:table-row table:style-name="Table2.1">
          <table:table-cell table:style-name="Table2.A3" office:value-type="string">
            <text:p text:style-name="Standard"><text:span text:style-name="T9">12</text:span></text:p>
          </table:table-cell>
          <table:table-cell table:style-name="Table2.A3" office:value-type="string">
            <text:p text:style-name="Standard"/>
          </table:table-cell>
          <table:table-cell table:style-name="Table2.A3" office:value-type="string">
            <text:p text:style-name="P14"><text:span text:style-name="T10">• Realizar pruebas finales de validación.</text:span></text:p>
            <text:p text:style-name="P14"><text:span text:style-name="T10">• Corregir bugs encontrados.</text:span></text:p>
            <text:p text:style-name="P14"><text:soft-page-break/><text:span text:style-name="T10">• Generar análisis comparativo.</text:span></text:p>
            <text:p text:style-name="P14"><text:span text:style-name="T10">• Completar sección de Resultados.</text:span></text:p>
          </table:table-cell>
        </table:table-row>
        <table:table-row table:style-name="Table2.1">
          <table:table-cell table:style-name="Table2.A2" office:value-type="string">
            <text:p text:style-name="Standard"><text:span text:style-name="T9">13</text:span></text:p>
          </table:table-cell>
          <table:table-cell table:style-name="Table2.A2" office:value-type="string">
            <text:p text:style-name="Standard"/>
          </table:table-cell>
          <table:table-cell table:style-name="Table2.A2" office:value-type="string">
            <text:p text:style-name="P14"><text:span text:style-name="T10">• Finalizar toda la implementación.</text:span></text:p>
            <text:p text:style-name="P14"><text:span text:style-name="T10">• Redactar conclusiones y recomendaciones.</text:span></text:p>
          </table:table-cell>
        </table:table-row>
        <table:table-row table:style-name="Table2.1">
          <table:table-cell table:style-name="Table2.A3" office:value-type="string">
            <text:p text:style-name="Standard"><text:span text:style-name="T9">14</text:span></text:p>
          </table:table-cell>
          <table:table-cell table:style-name="Table2.A3" office:value-type="string">
            <text:p text:style-name="Standard"><text:span text:style-name="T9">Final</text:span></text:p>
          </table:table-cell>
          <table:table-cell table:style-name="Table2.A3" office:value-type="string">
            <text:p text:style-name="P14"><text:span text:style-name="T10">• Verificar que todos los experimentos sean reproducibles.</text:span></text:p>
            <text:p text:style-name="P14"><text:span text:style-name="T10">• Preparar anexos técnicos.</text:span></text:p>
            <text:p text:style-name="P14"><text:span text:style-name="T10">• Consolidar documento completo.</text:span></text:p>
            <text:p text:style-name="P14"><text:span text:style-name="T10">• Aplicar formato oficial de la universidad.</text:span></text:p>
            <text:p text:style-name="P14"><text:span text:style-name="T10">• Verificar todas las referencias IEEE.</text:span></text:p>
          </table:table-cell>
        </table:table-row>
        <table:table-row table:style-name="Table2.1">
          <table:table-cell table:style-name="Table2.A2" office:value-type="string">
            <text:p text:style-name="Standard"><text:span text:style-name="T9">15</text:span></text:p>
          </table:table-cell>
          <table:table-cell table:style-name="Table2.A2" office:value-type="string">
            <text:p text:style-name="Standard"/>
          </table:table-cell>
          <table:table-cell table:style-name="Table2.A2" office:value-type="string">
            <text:p text:style-name="P14"><text:span text:style-name="T10">• Preparar demos en vivo del sistema.</text:span></text:p>
            <text:p text:style-name="P14"><text:span text:style-name="T10">• Preparar respuestas a preguntas técnicas.</text:span></text:p>
            <text:p text:style-name="P14"><text:span text:style-name="T10">• Crear presentación.</text:span></text:p>
            <text:p text:style-name="P14"><text:span text:style-name="T10">• Preparar respaldo por si falla demo en vivo.</text:span></text:p>
          </table:table-cell>
        </table:table-row>
      </table:table>
      <text:h text:style-name="P11" text:outline-level="1"/>
      <text:h text:style-name="P11" text:outline-level="1">4. Cronograma de Trabajo</text:h>
      <text:h text:style-name="Heading_20_2" text:outline-level="2"><text:span text:style-name="T5">FASE 1: Configuración y Extracción de Features</text:span></text:h>
      <text:p text:style-name="P9"><text:span text:style-name="T6">Objetivo relacionado: Objetivo Específico 1 — Implementar pipeline de extracción de características acústicas</text:span></text:p>
      <text:p text:style-name="P9"><text:span text:style-name="T7">Semana 1 — Configuración del entorno técnico:</text:span></text:p>
      <text:list text:continue-numbering="true" text:style-name="WWNum3">
        <text:list-item>
          <text:p text:style-name="P12"><text:span text:style-name="T6">Instalar Python 3.8+, Librosa, OpenSMILE, pyannote.audio.</text:span></text:p>
        </text:list-item>
        <text:list-item>
          <text:p text:style-name="P12"><text:span text:style-name="T6">Descargar datasets RAVDESS.</text:span></text:p>
        </text:list-item>
        <text:list-item>
          <text:p text:style-name="P12"><text:span text:style-name="T6">Crear estructura de proyecto y repositorio Git.</text:span></text:p>
        </text:list-item>
        <text:list-item>
          <text:p text:style-name="P12"><text:span text:style-name="T6">Probar extracción básica de audio con Librosa.</text:span></text:p>
        </text:list-item>
      </text:list>
      <text:p text:style-name="P9"><text:span text:style-name="T7">Semana 2 — Implementación de extracción de features:</text:span></text:p>
      <text:list text:continue-numbering="true" text:style-name="WWNum3">
        <text:list-item>
          <text:p text:style-name="P12"><text:span text:style-name="T6">Desarrollar función para extraer F0 con Librosa.</text:span></text:p>
        </text:list-item>
        <text:list-item>
          <text:p text:style-name="P12"><text:span text:style-name="T6">Implementar cálculo de intensidad.</text:span></text:p>
        </text:list-item>
        <text:list-item>
          <text:p text:style-name="P12"><text:span text:style-name="T6">Crear módulo de segmentación temporal.</text:span></text:p>
        </text:list-item>
      </text:list>
      <text:p text:style-name="P9"><text:span text:style-name="T7">Semana 3 — Implementación de features de calidad vocal y espectrales:</text:span></text:p>
      <text:list text:continue-numbering="true" text:style-name="WWNum3">
        <text:list-item>
          <text:p text:style-name="P12"><text:span text:style-name="T6">Implementar cálculo de Jitter y Shimmer usando Parselmouth.</text:span></text:p>
        </text:list-item>
        <text:list-item>
          <text:p text:style-name="P12"><text:span text:style-name="T6">Extraer 13 MFCCs por segmento.</text:span></text:p>
        </text:list-item>
        <text:list-item>
          <text:p text:style-name="P12"><text:span text:style-name="T6">Calcular tasa de habla.</text:span></text:p>
        </text:list-item>
        <text:list-item>
          <text:p text:style-name="P12"><text:span text:style-name="T6">Desarrollar módulo de visualización.</text:span></text:p>
        </text:list-item>
      </text:list>
      <text:p text:style-name="P4"/>
      <text:h text:style-name="Heading_20_2" text:outline-level="2"><text:span text:style-name="T5">FASE 2: Baseline Emocional y Preprocesamiento</text:span></text:h>
      <text:p text:style-name="P9"><text:span text:style-name="T6">Objetivo relacionado: Objetivo Específico 2 — Evaluar métodos para establecer líneas base emocionales</text:span></text:p>
      <text:p text:style-name="P9"><text:span text:style-name="T7">Semana 4 — Implementación de métodos de baseline:</text:span></text:p>
      <text:list text:continue-numbering="true" text:style-name="WWNum3">
        <text:list-item>
          <text:p text:style-name="P12"><text:span text:style-name="T6">Método 1: Baseline de inicio (primeros 2-5 minutos).</text:span></text:p>
        </text:list-item>
        <text:list-item>
          <text:p text:style-name="P12"><text:span text:style-name="T6">Método 2: Baseline por mediana global.</text:span></text:p>
        </text:list-item>
        <text:list-item>
          <text:p text:style-name="P12"><text:soft-page-break/><text:span text:style-name="T6">Método 3: Baseline adaptativo con ventana deslizante.</text:span></text:p>
        </text:list-item>
        <text:list-item>
          <text:p text:style-name="P12"><text:span text:style-name="T6">Implementar normalización de features respecto a baseline.</text:span></text:p>
        </text:list-item>
      </text:list>
      <text:p text:style-name="P9"><text:span text:style-name="T7">Semana 5 — Preprocesamiento avanzado de audio:</text:span></text:p>
      <text:list text:continue-numbering="true" text:style-name="WWNum3">
        <text:list-item>
          <text:p text:style-name="P12"><text:span text:style-name="T6">Implementar diarización con pyannote.audio (separar asesor y cliente).</text:span></text:p>
        </text:list-item>
        <text:list-item>
          <text:p text:style-name="P12"><text:span text:style-name="T6">Desarrollar filtros de ruido y normalización de volumen.</text:span></text:p>
        </text:list-item>
        <text:list-item>
          <text:p text:style-name="P12"><text:span text:style-name="T6">Crear detector de silencios.</text:span></text:p>
        </text:list-item>
        <text:list-item>
          <text:p text:style-name="P12"><text:span text:style-name="T6">Aplicar preprocesamiento a subset de dataset y validar calidad.</text:span></text:p>
        </text:list-item>
      </text:list>
      <text:p text:style-name="P4"/>
      <text:h text:style-name="Heading_20_2" text:outline-level="2"><text:span text:style-name="T5">FASE 3: Detección de Picos Emocionales</text:span></text:h>
      <text:p text:style-name="P9"><text:span text:style-name="T6">Objetivo relacionado: Objetivo Específico 3 — Desarrollar algoritmos de detección de anomalías</text:span></text:p>
      <text:p text:style-name="P9"><text:span text:style-name="T7">Semana 6 — Implementación de detector estadístico:</text:span></text:p>
      <text:list text:continue-numbering="true" text:style-name="WWNum3">
        <text:list-item>
          <text:p text:style-name="P12"><text:span text:style-name="T6">Calcular z-scores de features respecto a baseline.</text:span></text:p>
        </text:list-item>
        <text:list-item>
          <text:p text:style-name="P12"><text:span text:style-name="T6">Implementar detección por umbral.</text:span></text:p>
        </text:list-item>
        <text:list-item>
          <text:p text:style-name="P12"><text:span text:style-name="T6">Desarrollar algoritmo de ventanas deslizantes para detección temporal.</text:span></text:p>
        </text:list-item>
      </text:list>
      <text:p text:style-name="P9"><text:span text:style-name="T7">Semana 7 — Implementación de detectores de ML:</text:span></text:p>
      <text:list text:continue-numbering="true" text:style-name="WWNum3">
        <text:list-item>
          <text:p text:style-name="P12"><text:span text:style-name="T6">Entrenar Isolation Forest para detección de anomalías multivariadas.</text:span></text:p>
        </text:list-item>
        <text:list-item>
          <text:p text:style-name="P12"><text:span text:style-name="T6">Implementar One-Class SVM como método alternativo.</text:span></text:p>
        </text:list-item>
        <text:list-item>
          <text:p text:style-name="P12"><text:span text:style-name="T6">Realizar grid search para optimizar hiperparámetros.</text:span></text:p>
        </text:list-item>
        <text:list-item>
          <text:p text:style-name="P12"><text:span text:style-name="T6">Comparar rendimiento de método estadístico vs. ML.</text:span></text:p>
        </text:list-item>
      </text:list>
      <text:p text:style-name="P9"><text:span text:style-name="T7">Semana 8 — Integración y caracterización de picos:</text:span></text:p>
      <text:list text:continue-numbering="true" text:style-name="WWNum3">
        <text:list-item>
          <text:p text:style-name="P12"><text:span text:style-name="T6">Crear pipeline integrado que combine baseline + detección.</text:span></text:p>
        </text:list-item>
        <text:list-item>
          <text:p text:style-name="P12"><text:span text:style-name="T6">Implementar sistema de etiquetado temporal.</text:span></text:p>
        </text:list-item>
      </text:list>
      <text:p text:style-name="P4"/>
      <text:h text:style-name="Heading_20_2" text:outline-level="2"><text:span text:style-name="T5">FASE 4: Clasificación de Valencia Emocional</text:span></text:h>
      <text:p text:style-name="P9"><text:span text:style-name="T6">Objetivo relacionado: Objetivo Específico 4 — Clasificar picos según valencia emocional</text:span></text:p>
      <text:p text:style-name="P9"><text:span text:style-name="T7">Semana 9 — Desarrollo de clasificador de valencia:</text:span></text:p>
      <text:list text:continue-numbering="true" text:style-name="WWNum3">
        <text:list-item>
          <text:p text:style-name="P12"><text:span text:style-name="T6">Preparar datos etiquetados de RAVDESS/IEMOCAP (positivo/negativo).</text:span></text:p>
        </text:list-item>
        <text:list-item>
          <text:p text:style-name="P12"><text:span text:style-name="T6">Entrenar clasificador binario SVM con features de picos detectados.</text:span></text:p>
        </text:list-item>
        <text:list-item>
          <text:p text:style-name="P12"><text:span text:style-name="T6">Implementar Random Forest como método alternativo.</text:span></text:p>
        </text:list-item>
      </text:list>
      <text:p text:style-name="P9"><text:span text:style-name="T7">Semana 10 — Optimización:</text:span></text:p>
      <text:list text:continue-numbering="true" text:style-name="WWNum3">
        <text:list-item>
          <text:p text:style-name="P12"><text:span text:style-name="T6">Optimizar hiperparámetros mediante grid search.</text:span></text:p>
        </text:list-item>
        <text:list-item>
          <text:p text:style-name="P12"><text:span text:style-name="T6">Analizar importancia de features para clasificación de valencia.</text:span></text:p>
        </text:list-item>
        <text:list-item>
          <text:p text:style-name="P12"><text:span text:style-name="T6">Probar clasificador en llamadas reales de call center.</text:span></text:p>
        </text:list-item>
      </text:list>
      <text:p text:style-name="P4"/>
      <text:h text:style-name="Heading_20_2" text:outline-level="2"><text:span text:style-name="T5">FASE 5: Validación y Experimentación</text:span></text:h>
      <text:p text:style-name="P9"><text:span text:style-name="T6">Objetivo relacionado: Objetivo Específico 5 — Validar el sistema con llamadas reales y anotaciones de expertos</text:span></text:p>
      <text:p text:style-name="P9"><text:span text:style-name="T7">Semana 11 — Validación:</text:span></text:p>
      <text:list text:continue-numbering="true" text:style-name="WWNum3">
        <text:list-item>
          <text:p text:style-name="P12"><text:soft-page-break/><text:span text:style-name="T6">Ejecutar sistema completo sobre llamadas anotadas.</text:span></text:p>
        </text:list-item>
        <text:list-item>
          <text:p text:style-name="P12"><text:span text:style-name="T6">Calcular métricas: Precision, Recall, F1-score, Accuracy.</text:span></text:p>
        </text:list-item>
        <text:list-item>
          <text:p text:style-name="P12"><text:span text:style-name="T6">Crear matriz de confusión y análisis de curvas ROC.</text:span></text:p>
        </text:list-item>
        <text:list-item>
          <text:p text:style-name="P12"><text:span text:style-name="T6">Documentar discrepancias entre anotaciones y detecciones automáticas.</text:span></text:p>
        </text:list-item>
      </text:list>
      <text:p text:style-name="P9"><text:span text:style-name="T7">Semana 12 — Experimentación comparativa:</text:span></text:p>
      <text:list text:continue-numbering="true" text:style-name="WWNum3">
        <text:list-item>
          <text:p text:style-name="P12"><text:span text:style-name="T6">Comparar rendimiento de 3 métodos de baseline.</text:span></text:p>
        </text:list-item>
        <text:list-item>
          <text:p text:style-name="P12"><text:span text:style-name="T6">Comparar detectores.</text:span></text:p>
        </text:list-item>
        <text:list-item>
          <text:p text:style-name="P12"><text:span text:style-name="T6">Comparar clasificadores de valencia.</text:span></text:p>
        </text:list-item>
        <text:list-item>
          <text:p text:style-name="P12"><text:span text:style-name="T6">Generar tablas y gráficos comparativos de resultados.</text:span></text:p>
        </text:list-item>
      </text:list>
      <text:p text:style-name="P9"><text:span text:style-name="T7">Semana 13 — Análisis de resultados:</text:span></text:p>
      <text:list text:continue-numbering="true" text:style-name="WWNum3">
        <text:list-item>
          <text:p text:style-name="P12"><text:span text:style-name="T6">Analizar casos de éxito.</text:span></text:p>
        </text:list-item>
        <text:list-item>
          <text:p text:style-name="P12"><text:span text:style-name="T6">Analizar falsos positivos.</text:span></text:p>
        </text:list-item>
        <text:list-item>
          <text:p text:style-name="P12"><text:span text:style-name="T6">Analizar falsos negativos.</text:span></text:p>
        </text:list-item>
        <text:list-item>
          <text:p text:style-name="P12"><text:span text:style-name="T6">Ajustar umbrales y parámetros basado en análisis.</text:span></text:p>
        </text:list-item>
      </text:list>
      <text:p text:style-name="P4"/>
      <text:h text:style-name="Heading_20_2" text:outline-level="2"><text:span text:style-name="T5">FASE 6: Interfaz y Documentación Final</text:span></text:h>
      <text:p text:style-name="P9"><text:span text:style-name="T6">Objetivo relacionado: Integración de todos los objetivos en producto final</text:span></text:p>
      <text:p text:style-name="P9"><text:span text:style-name="T7">Semana 14 — Finalización y documentación:</text:span></text:p>
      <text:list text:continue-numbering="true" text:style-name="WWNum3">
        <text:list-item>
          <text:p text:style-name="P12"><text:span text:style-name="T6">Optimizar y limpiar código final.</text:span></text:p>
        </text:list-item>
        <text:list-item>
          <text:p text:style-name="P12"><text:span text:style-name="T6">Documentar código con docstrings y comentarios.</text:span></text:p>
        </text:list-item>
        <text:list-item>
          <text:p text:style-name="P12"><text:span text:style-name="T6">Consolidar documento final con formato institucional.</text:span></text:p>
        </text:list-item>
        <text:list-item>
          <text:p text:style-name="P12"><text:span text:style-name="T6">Verificar referencias IEEE.</text:span></text:p>
        </text:list-item>
        <text:list-item>
          <text:p text:style-name="P12"><text:span text:style-name="T6">Preparar presentación y demo en vivo.</text:span></text:p>
        </text:list-item>
      </text:list>
      <text:h text:style-name="P11" text:outline-level="1"/>
      <text:h text:style-name="P11" text:outline-level="1">5. Resultados Esperados</text:h>
      <text:h text:style-name="Heading_20_2" text:outline-level="2"><text:span text:style-name="T5">5.1 Entregables Técnicos</text:span></text:h>
      <text:list text:continue-numbering="true" text:style-name="WWNum3">
        <text:list-item>
          <text:p text:style-name="P12"><text:span text:style-name="T6">Sistema funcional de detección: Software completo capaz de procesar llamadas de call center y detectar picos emocionales automáticamente, con código documentado y versionado en repositorio Git.</text:span></text:p>
        </text:list-item>
        <text:list-item>
          <text:p text:style-name="P12"><text:span text:style-name="T6">Flujo de trabajo de procesamiento reproducible: Código y cuadernos interactivos de Python que permitan replicar todos los experimentos, desde el preprocesamiento de audio hasta la detección final de picos.</text:span></text:p>
        </text:list-item>
        <text:list-item>
          <text:p text:style-name="P12"><text:span text:style-name="T6">Módulos independientes: Extracción de características acústicas, cálculo de baseline emocional, detector de anomalías, clasificador de valencia, y sistema de visualización.</text:span></text:p>
        </text:list-item>
      </text:list>
      <text:p text:style-name="P4"/>
      <text:h text:style-name="Heading_20_2" text:outline-level="2"><text:span text:style-name="T5">5.2 Métricas de Desempeño Esperadas</text:span></text:h>
      <text:list text:continue-numbering="true" text:style-name="WWNum3">
        <text:list-item>
          <text:p text:style-name="P12"><text:span text:style-name="T6">Precision en detección ≥75%: Este valor es alcanzable porque nos enfocamos en picos emocionales extremos que tienen señales acústicas muy marcadas. Proyectos similares en detección de estrés y escalamiento emocional reportan precisiones del </text:span><text:soft-page-break/><text:span text:style-name="T6">70-80% cuando se limitan a eventos intensos en lugar de intentar clasificar todo el espectro emocional.</text:span></text:p>
        </text:list-item>
        <text:list-item>
          <text:p text:style-name="P12"><text:span text:style-name="T6">Recall en detección ≥70%: El uso de múltiples características acústicas permite detectar picos incluso cuando una característica individual no es muy pronunciada. El baseline personalizado por hablante mejora la sensibilidad comparado con umbrales fijos. La literatura muestra que sistemas basados en desviación de baseline logran recalls de 65-75%.</text:span></text:p>
        </text:list-item>
        <text:list-item>
          <text:p text:style-name="P12"><text:span text:style-name="T6">F1-Score ≥72%: Como promedio armónico entre precision y recall, un F1-score de 72% es consistente con los valores individuales esperados y representa un balance adecuado entre evitar falsos positivos (que desperdiciarían tiempo de supervisores) y capturar la mayoría de momentos críticos.</text:span></text:p>
        </text:list-item>
        <text:list-item>
          <text:p text:style-name="P12"><text:span text:style-name="T6">Clasificación de valencia ≥65%: La clasificación binaria positivo/negativo es más desafiante que la detección de picos porque emociones de alta activación comparten muchas características acústicas.</text:span></text:p>
        </text:list-item>
      </text:list>
      <text:p text:style-name="P4"/>
      <text:p text:style-name="P4"/>
      <text:p text:style-name="P15"><text:span text:style-name="T6">_________________________________________</text:span></text:p>
      <text:p text:style-name="P16"><text:span text:style-name="T6">Firma del Tutor</text:span></text:p>
      <text:p text:style-name="Standard"/>
      <text:h text:style-name="P8" text:outline-level="1"><text:span text:style-name="T4">6. Bibliografía</text:span></text:h>
      <text:p text:style-name="P9"><text:span text:style-name="T7">Referencias en formato IEEE (citas prioritarias 2021-2026):</text:span></text:p>
      <text:p text:style-name="P4"/>
      <text:list text:style-name="WWNum4">
        <text:list-item text:start-value="1">
          <text:p text:style-name="P17"><text:span text:style-name="T10">Y. Feng and L. Devillers, "End-to-end continuous speech emotion recognition in real-life customer service call center conversations," in Proc. IEEE Int. Conf. Affect. Comput. Intell. Interact. Workshops (ACII), 2023, pp. 1–8.</text:span></text:p>
        </text:list-item>
        <text:list-item>
          <text:p text:style-name="P17"><text:span text:style-name="T10">Y. Gao, H. Shi, C. Chu, and T. Kawahara, "Enhancing two-stage finetuning for speech emotion recognition using adapters," in Proc. IEEE Int. Conf. Acoust., Speech Signal Process. (ICASSP), 2024, pp. 11316–11320.</text:span></text:p>
        </text:list-item>
        <text:list-item>
          <text:p text:style-name="P17"><text:span text:style-name="T10">T. Jha, R. Kavya, J. Christopher, and A. Arunarani, "Machine learning techniques for speech emotion recognition using paralinguistic acoustic features," Int. J. Speech Technol., vol. 25, pp. 707–725, 2022, doi: 10.1007/s10772-022-09985-6.</text:span></text:p>
        </text:list-item>
        <text:list-item>
          <text:p text:style-name="P17"><text:span text:style-name="T10">S. Mishra, N. Bhatnagar, P. Prakasam, and T. R. Sureshkumar, "Speech emotion recognition and classification using hybrid deep CNN and BiLSTM model," Multimed. Tools Appl., vol. 83, pp. 37603–37620, 2024, doi: 10.1007/s11042-023-16849-x.</text:span></text:p>
        </text:list-item>
        <text:list-item>
          <text:p text:style-name="P17"><text:span text:style-name="T10">A. A. Abdelhamid et al., "Robust speech emotion recognition using CNN+LSTM based on stochastic fractal search optimization algorithm," IEEE Access, vol. 10, pp. 49265–49284, 2022, doi: 10.1109/ACCESS.2022.3172954.</text:span></text:p>
        </text:list-item>
        <text:list-item>
          <text:p text:style-name="P17"><text:span text:style-name="T10">J. Wagner et al., "Dawn of the transformer era in speech emotion recognition: Closing the valence gap," IEEE Trans. Pattern Anal. Mach. Intell., 2023, doi: 10.1109/TPAMI.2023.3263585.</text:span></text:p>
        </text:list-item>
        <text:list-item>
          <text:p text:style-name="P17"><text:span text:style-name="T10">I. Gat, H. Aronowitz, W. Zhu, E. Morais, and R. Hoory, "Speaker normalization for self-supervised speech emotion recognition," in Proc. IEEE Int. Conf. Acoust., Speech Signal Process. (ICASSP), 2022, pp. 7342–7346.</text:span></text:p>
        </text:list-item>
        <text:list-item>
          <text:p text:style-name="P17"><text:span text:style-name="T10">H. Xu, G. Pang, Y. Wang, and Y. Wang, "Deep isolation forest for anomaly detection," IEEE Trans. Knowl. Data Eng., vol. 35, no. 12, pp. 12591–12604, 2023, doi: 10.1109/TKDE.2023.3270293.</text:span></text:p>
        </text:list-item>
        <text:list-item>
          <text:p text:style-name="P17"><text:span text:style-name="T10">S. K. Nath, A. K. Shahi, T. Martin, N. Choudhury, and R. Mandal, "Speech emotion recognition using machine learning: a comparative analysis," SN Comput. Sci., vol. 5, p. 390, 2024, doi: 10.1007/s42979-024-02656-0.</text:span></text:p>
        </text:list-item>
        <text:list-item>
          <text:p text:style-name="P17"><text:span text:style-name="T10">J. de Lope and M. Graña, "An ongoing review of speech emotion recognition," Neurocomputing, vol. 528, pp. 1–11, Apr. 2023, doi: 10.1016/j.neucom.2023.01.002.</text:span></text:p>
        </text:list-item>
        <text:list-item>
          <text:p text:style-name="P17"><text:span text:style-name="T10">S. K. Khare, V. Blanes-Vidal, E. S. Nadimi, and U. R. Acharya, "Emotion recognition and artificial intelligence: a systematic review (2014–2023) and research recommendations," Inf. Fusion, vol. 102, p. 102019, Feb. 2024, doi: 10.1016/j.inffus.2023.102019.</text:span></text:p>
        </text:list-item>
        <text:list-item>
          <text:p text:style-name="P17"><text:span text:style-name="T10">H. Lian et al., "A survey of deep learning-based multimodal emotion recognition: Speech, text, and face," Entropy, vol. 25, no. 10, p. 1440, Oct. 2023, doi: 10.3390/e25101440.</text:span></text:p>
        </text:list-item>
        <text:list-item>
          <text:p text:style-name="P17"><text:span text:style-name="T10">T. Grósz et al., "Wav2vec2-based paralinguistic systems to recognise vocalised emotions and stuttering," in Proc. ACM Int. Conf. Multimedia, 2022, pp. 7125–7129.</text:span></text:p>
        </text:list-item>
        <text:list-item>
          <text:p text:style-name="P17"><text:span text:style-name="T10">X. Zhang et al., "Contributions of jitter and shimmer in the voice for fake audio detection," in Proc. IEEE Int. Joint Conf. Biometrics (IJCB), 2023, doi: 10.1109/IJCB57857.2023.10207023.</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083in" fo:margin-bottom="0.1252in" style:contextual-spacing="false"/>
      <style:text-properties fo:color="#1f3864"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chapter">
      <style:paragraph-properties fo:margin-top="0.1665in" fo:margin-bottom="0.0835in" style:contextual-spacing="false"/>
      <style:text-properties fo:color="#2e74b5"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3</meta:editing-cycles>
    <meta:creation-date>2026-03-16T13:44:03.774000000</meta:creation-date>
    <dc:date>2026-03-16T09:31:33.911335005</dc:date>
    <meta:editing-duration>PT45M33S</meta:editing-duration>
    <meta:generator>LibreOffice/26.2.1.2$Linux_X86_64 LibreOffice_project/620$Build-2</meta:generator>
    <meta:print-date>2026-03-16T08:53:18.470132694</meta:print-date>
    <meta:printed-by>PDF files</meta:printed-by>
    <meta:document-statistic meta:table-count="2" meta:image-count="0" meta:object-count="0" meta:page-count="11" meta:paragraph-count="256" meta:word-count="3404" meta:character-count="23862" meta:non-whitespace-character-count="20785"/>
  </office:meta>
</office:document-meta>
</file>